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text-properties fo:font-size="10pt" officeooo:rsid="00194066" officeooo:paragraph-rsid="00194066" style:font-size-asian="10pt" style:font-size-complex="10pt"/>
    </style:style>
    <style:style style:name="P2" style:family="paragraph" style:parent-style-name="Standard">
      <style:paragraph-properties fo:text-align="justify" style:justify-single-word="false"/>
      <style:text-properties fo:font-size="10pt" officeooo:rsid="001a3d80" officeooo:paragraph-rsid="001a3d80" style:font-size-asian="10pt" style:font-size-complex="10pt"/>
    </style:style>
    <style:style style:name="P3" style:family="paragraph" style:parent-style-name="Standard" style:list-style-name="L5">
      <style:paragraph-properties fo:text-align="justify" style:justify-single-word="false"/>
      <style:text-properties fo:font-size="10pt" officeooo:rsid="001a3d80" officeooo:paragraph-rsid="001a3d80" style:font-size-asian="10pt" style:font-size-complex="10pt"/>
    </style:style>
    <style:style style:name="P4" style:family="paragraph" style:parent-style-name="Standard" style:list-style-name="L5">
      <style:paragraph-properties fo:text-align="justify" style:justify-single-word="false"/>
      <style:text-properties fo:font-size="10pt" officeooo:rsid="001bf313" officeooo:paragraph-rsid="001bf313" style:font-size-asian="10pt" style:font-size-complex="10pt"/>
    </style:style>
    <style:style style:name="P5" style:family="paragraph" style:parent-style-name="Standard">
      <style:paragraph-properties fo:text-align="justify" style:justify-single-word="false"/>
      <style:text-properties fo:font-size="10pt" officeooo:rsid="001cfa7c" officeooo:paragraph-rsid="001cfa7c" style:font-size-asian="10pt" style:font-size-complex="10pt"/>
    </style:style>
    <style:style style:name="P6" style:family="paragraph" style:parent-style-name="Standard" style:list-style-name="L3">
      <style:paragraph-properties fo:text-align="justify" style:justify-single-word="false"/>
      <style:text-properties fo:font-size="10pt" officeooo:rsid="001cfa7c" officeooo:paragraph-rsid="001cfa7c" style:font-size-asian="10pt" style:font-size-complex="10pt"/>
    </style:style>
    <style:style style:name="P7" style:family="paragraph" style:parent-style-name="Standard">
      <style:paragraph-properties fo:text-align="justify" style:justify-single-word="false"/>
      <style:text-properties fo:font-size="10pt" officeooo:rsid="001ee6d4" officeooo:paragraph-rsid="001ee6d4" style:font-size-asian="10pt" style:font-size-complex="10pt"/>
    </style:style>
    <style:style style:name="P8" style:family="paragraph" style:parent-style-name="Standard" style:list-style-name="L6">
      <style:paragraph-properties fo:text-align="justify" style:justify-single-word="false"/>
      <style:text-properties fo:font-size="10pt" officeooo:rsid="001ee6d4" officeooo:paragraph-rsid="001ee6d4" style:font-size-asian="10pt" style:font-size-complex="10pt"/>
    </style:style>
    <style:style style:name="P9" style:family="paragraph" style:parent-style-name="Standard">
      <style:paragraph-properties fo:text-align="justify" style:justify-single-word="false"/>
      <style:text-properties fo:font-size="10pt" officeooo:paragraph-rsid="001cfa7c" style:font-size-asian="10pt" style:font-size-complex="10pt"/>
    </style:style>
    <style:style style:name="P10" style:family="paragraph" style:parent-style-name="Standard" style:list-style-name="L4">
      <style:paragraph-properties fo:text-align="justify" style:justify-single-word="false"/>
      <style:text-properties fo:font-size="10pt" officeooo:paragraph-rsid="001cfa7c" style:font-size-asian="10pt" style:font-size-complex="10pt"/>
    </style:style>
    <style:style style:name="P11" style:family="paragraph" style:parent-style-name="Standard">
      <style:paragraph-properties fo:text-align="justify" style:justify-single-word="false"/>
      <style:text-properties fo:font-size="10pt" officeooo:rsid="00206eab" officeooo:paragraph-rsid="00206eab" style:font-size-asian="10pt" style:font-size-complex="10pt"/>
    </style:style>
    <style:style style:name="P12" style:family="paragraph" style:parent-style-name="Standard" style:list-style-name="L7">
      <style:paragraph-properties fo:text-align="justify" style:justify-single-word="false"/>
      <style:text-properties fo:font-size="10pt" officeooo:rsid="00206eab" officeooo:paragraph-rsid="00206eab" style:font-size-asian="10pt" style:font-size-complex="10pt"/>
    </style:style>
    <style:style style:name="P13" style:family="paragraph" style:parent-style-name="Standard">
      <style:paragraph-properties fo:text-align="justify" style:justify-single-word="false"/>
      <style:text-properties fo:font-size="10pt" officeooo:rsid="0020c704" officeooo:paragraph-rsid="0020c704" style:font-size-asian="10pt" style:font-size-complex="10pt"/>
    </style:style>
    <style:style style:name="P14" style:family="paragraph" style:parent-style-name="Standard" style:list-style-name="L8">
      <style:paragraph-properties fo:text-align="justify" style:justify-single-word="false"/>
      <style:text-properties fo:font-size="10pt" officeooo:rsid="0020c704" officeooo:paragraph-rsid="0020c704" style:font-size-asian="10pt" style:font-size-complex="10pt"/>
    </style:style>
    <style:style style:name="P15" style:family="paragraph" style:parent-style-name="Standard" style:list-style-name="L8">
      <style:paragraph-properties fo:text-align="justify" style:justify-single-word="false"/>
      <style:text-properties fo:font-size="10pt" officeooo:rsid="002376b5" officeooo:paragraph-rsid="002376b5" style:font-size-asian="10pt" style:font-size-complex="10pt"/>
    </style:style>
    <style:style style:name="P16" style:family="paragraph" style:parent-style-name="Standard">
      <style:paragraph-properties fo:text-align="justify" style:justify-single-word="false"/>
      <style:text-properties fo:font-size="10pt" officeooo:rsid="002376b5" officeooo:paragraph-rsid="002376b5" style:font-size-asian="10pt" style:font-size-complex="10pt"/>
    </style:style>
    <style:style style:name="P17" style:family="paragraph" style:parent-style-name="Standard">
      <style:paragraph-properties fo:text-align="justify" style:justify-single-word="false"/>
      <style:text-properties fo:font-size="10pt" officeooo:rsid="0024b7d9" officeooo:paragraph-rsid="0024b7d9" style:font-size-asian="10pt" style:font-size-complex="10pt"/>
    </style:style>
    <style:style style:name="P18" style:family="paragraph" style:parent-style-name="Standard" style:list-style-name="L9">
      <style:paragraph-properties fo:text-align="justify" style:justify-single-word="false"/>
      <style:text-properties fo:font-size="10pt" officeooo:rsid="0024b7d9" officeooo:paragraph-rsid="0024b7d9" style:font-size-asian="10pt" style:font-size-complex="10pt"/>
    </style:style>
    <style:style style:name="P19" style:family="paragraph" style:parent-style-name="Standard" style:list-style-name="L10">
      <style:paragraph-properties fo:text-align="justify" style:justify-single-word="false"/>
      <style:text-properties fo:font-size="10pt" officeooo:rsid="0024b7d9" officeooo:paragraph-rsid="0024b7d9" style:font-size-asian="10pt" style:font-size-complex="10pt"/>
    </style:style>
    <style:style style:name="P20" style:family="paragraph" style:parent-style-name="Standard">
      <style:paragraph-properties fo:text-align="justify" style:justify-single-word="false"/>
      <style:text-properties fo:font-size="10pt" officeooo:rsid="00272127" officeooo:paragraph-rsid="00272127" style:font-size-asian="10pt" style:font-size-complex="10pt"/>
    </style:style>
    <style:style style:name="P21" style:family="paragraph" style:parent-style-name="Standard">
      <style:paragraph-properties fo:text-align="justify" style:justify-single-word="false"/>
      <style:text-properties fo:font-size="10pt" officeooo:rsid="00272127" officeooo:paragraph-rsid="0026784e" style:font-size-asian="10pt" style:font-size-complex="10pt"/>
    </style:style>
    <style:style style:name="P22" style:family="paragraph" style:parent-style-name="Standard" style:list-style-name="L12">
      <style:paragraph-properties fo:text-align="justify" style:justify-single-word="false"/>
      <style:text-properties fo:font-size="10pt" officeooo:rsid="00272127" officeooo:paragraph-rsid="00272127" style:font-size-asian="10pt" style:font-size-complex="10pt"/>
    </style:style>
    <style:style style:name="P23" style:family="paragraph" style:parent-style-name="Standard" style:list-style-name="L13">
      <style:paragraph-properties fo:text-align="justify" style:justify-single-word="false"/>
      <style:text-properties fo:font-size="10pt" officeooo:rsid="00272127" officeooo:paragraph-rsid="00272127" style:font-size-asian="10pt" style:font-size-complex="10pt"/>
    </style:style>
    <style:style style:name="P24" style:family="paragraph" style:parent-style-name="Standard">
      <style:paragraph-properties fo:text-align="justify" style:justify-single-word="false"/>
      <style:text-properties fo:font-size="10pt" officeooo:rsid="00286e01" officeooo:paragraph-rsid="00286e01" style:font-size-asian="10pt" style:font-size-complex="10pt"/>
    </style:style>
    <style:style style:name="P25" style:family="paragraph" style:parent-style-name="Standard" style:list-style-name="L14">
      <style:paragraph-properties fo:text-align="justify" style:justify-single-word="false"/>
      <style:text-properties fo:font-size="10pt" officeooo:rsid="00286e01" officeooo:paragraph-rsid="00286e01" style:font-size-asian="10pt" style:font-size-complex="10pt"/>
    </style:style>
    <style:style style:name="P26" style:family="paragraph" style:parent-style-name="Standard" style:list-style-name="L12">
      <style:paragraph-properties fo:text-align="justify" style:justify-single-word="false"/>
      <style:text-properties fo:font-size="10pt" officeooo:rsid="00286e01" officeooo:paragraph-rsid="00286e01" style:font-size-asian="10pt" style:font-size-complex="10pt"/>
    </style:style>
    <style:style style:name="P27" style:family="paragraph" style:parent-style-name="Standard">
      <style:paragraph-properties fo:text-align="justify" style:justify-single-word="false"/>
      <style:text-properties fo:font-size="10pt" officeooo:rsid="002a86b3" officeooo:paragraph-rsid="002a86b3" style:font-size-asian="10pt" style:font-size-complex="10pt"/>
    </style:style>
    <style:style style:name="P28" style:family="paragraph" style:parent-style-name="Standard" style:list-style-name="L15">
      <style:paragraph-properties fo:text-align="justify" style:justify-single-word="false"/>
      <style:text-properties fo:font-size="10pt" officeooo:rsid="002ad300" officeooo:paragraph-rsid="002ad300" style:font-size-asian="10pt" style:font-size-complex="10pt"/>
    </style:style>
    <style:style style:name="P29" style:family="paragraph" style:parent-style-name="Standard" style:list-style-name="L15">
      <style:paragraph-properties fo:text-align="justify" style:justify-single-word="false"/>
      <style:text-properties fo:font-size="10pt" officeooo:rsid="002d8d76" officeooo:paragraph-rsid="002d8d76" style:font-size-asian="10pt" style:font-size-complex="10pt"/>
    </style:style>
    <style:style style:name="P30" style:family="paragraph" style:parent-style-name="Standard">
      <style:paragraph-properties fo:text-align="justify" style:justify-single-word="false"/>
      <style:text-properties fo:font-size="10pt" officeooo:rsid="002d8d76" officeooo:paragraph-rsid="002d8d76" style:font-size-asian="10pt" style:font-size-complex="10pt"/>
    </style:style>
    <style:style style:name="P31" style:family="paragraph" style:parent-style-name="Standard" style:list-style-name="L15">
      <style:paragraph-properties fo:text-align="justify" style:justify-single-word="false"/>
      <style:text-properties fo:font-size="10pt" officeooo:rsid="00319880" officeooo:paragraph-rsid="00319880" style:font-size-asian="10pt" style:font-size-complex="10pt"/>
    </style:style>
    <style:style style:name="P32" style:family="paragraph" style:parent-style-name="Standard">
      <style:paragraph-properties fo:text-align="justify" style:justify-single-word="false"/>
      <style:text-properties fo:font-size="10pt" officeooo:rsid="00319880" officeooo:paragraph-rsid="00319880" style:font-size-asian="10pt" style:font-size-complex="10pt"/>
    </style:style>
    <style:style style:name="P33" style:family="paragraph" style:parent-style-name="Standard">
      <style:paragraph-properties fo:text-align="justify" style:justify-single-word="false"/>
      <style:text-properties fo:font-size="10pt" officeooo:rsid="00330686" officeooo:paragraph-rsid="00330686" style:font-size-asian="10pt" style:font-size-complex="10pt"/>
    </style:style>
    <style:style style:name="P34" style:family="paragraph" style:parent-style-name="Standard" style:list-style-name="L16">
      <style:paragraph-properties fo:text-align="justify" style:justify-single-word="false"/>
      <style:text-properties fo:font-size="10pt" officeooo:rsid="00330686" officeooo:paragraph-rsid="00330686" style:font-size-asian="10pt" style:font-size-complex="10pt"/>
    </style:style>
    <style:style style:name="P35" style:family="paragraph" style:parent-style-name="Standard">
      <style:paragraph-properties fo:text-align="justify" style:justify-single-word="false"/>
      <style:text-properties fo:font-size="10pt" officeooo:rsid="00335a32" officeooo:paragraph-rsid="00335a32" style:font-size-asian="10pt" style:font-size-complex="10pt"/>
    </style:style>
    <style:style style:name="P36" style:family="paragraph" style:parent-style-name="Standard" style:list-style-name="L17">
      <style:paragraph-properties fo:text-align="justify" style:justify-single-word="false"/>
      <style:text-properties fo:font-size="10pt" officeooo:rsid="00335a32" officeooo:paragraph-rsid="00335a32" style:font-size-asian="10pt" style:font-size-complex="10pt"/>
    </style:style>
    <style:style style:name="P37" style:family="paragraph" style:parent-style-name="Standard" style:list-style-name="L16">
      <style:paragraph-properties fo:text-align="justify" style:justify-single-word="false"/>
      <style:text-properties fo:font-size="10pt" officeooo:rsid="00335a32" officeooo:paragraph-rsid="00335a32" style:font-size-asian="10pt" style:font-size-complex="10pt"/>
    </style:style>
    <style:style style:name="P38" style:family="paragraph" style:parent-style-name="Standard">
      <style:paragraph-properties fo:text-align="justify" style:justify-single-word="false"/>
      <style:text-properties fo:font-size="10pt" officeooo:rsid="00345f52" officeooo:paragraph-rsid="00345f52" style:font-size-asian="10pt" style:font-size-complex="10pt"/>
    </style:style>
    <style:style style:name="P39" style:family="paragraph" style:parent-style-name="Standard" style:list-style-name="L21">
      <style:paragraph-properties fo:text-align="justify" style:justify-single-word="false"/>
      <style:text-properties fo:font-size="10pt" officeooo:rsid="00345f52" officeooo:paragraph-rsid="00345f52" style:font-size-asian="10pt" style:font-size-complex="10pt"/>
    </style:style>
    <style:style style:name="P40" style:family="paragraph" style:parent-style-name="Standard" style:list-style-name="L24">
      <style:paragraph-properties fo:text-align="justify" style:justify-single-word="false"/>
      <style:text-properties fo:font-size="10pt" officeooo:rsid="00345f52" officeooo:paragraph-rsid="00345f52" style:font-size-asian="10pt" style:font-size-complex="10pt"/>
    </style:style>
    <style:style style:name="P41" style:family="paragraph" style:parent-style-name="Standard">
      <style:paragraph-properties fo:text-align="justify" style:justify-single-word="false"/>
      <style:text-properties fo:font-size="10pt" officeooo:rsid="00350a49" officeooo:paragraph-rsid="00350a49" style:font-size-asian="10pt" style:font-size-complex="10pt"/>
    </style:style>
    <style:style style:name="P42" style:family="paragraph" style:parent-style-name="Standard">
      <style:paragraph-properties fo:text-align="justify" style:justify-single-word="false"/>
      <style:text-properties fo:font-size="10pt" officeooo:rsid="003626f8" officeooo:paragraph-rsid="003626f8" style:font-size-asian="10pt" style:font-size-complex="10pt"/>
    </style:style>
    <style:style style:name="P43" style:family="paragraph" style:parent-style-name="Standard" style:list-style-name="L25">
      <style:paragraph-properties fo:text-align="justify" style:justify-single-word="false"/>
      <style:text-properties fo:font-size="10pt" officeooo:rsid="003626f8" officeooo:paragraph-rsid="003626f8" style:font-size-asian="10pt" style:font-size-complex="10pt"/>
    </style:style>
    <style:style style:name="P44" style:family="paragraph" style:parent-style-name="Standard">
      <style:paragraph-properties fo:text-align="justify" style:justify-single-word="false"/>
      <style:text-properties fo:font-size="10pt" officeooo:rsid="0036930a" officeooo:paragraph-rsid="0036930a" style:font-size-asian="10pt" style:font-size-complex="10pt"/>
    </style:style>
    <style:style style:name="P45" style:family="paragraph" style:parent-style-name="Standard" style:list-style-name="L26">
      <style:paragraph-properties fo:text-align="justify" style:justify-single-word="false"/>
      <style:text-properties fo:font-size="10pt" officeooo:rsid="0036930a" officeooo:paragraph-rsid="0036930a" style:font-size-asian="10pt" style:font-size-complex="10pt"/>
    </style:style>
    <style:style style:name="P46" style:family="paragraph" style:parent-style-name="Standard" style:list-style-name="L26">
      <style:paragraph-properties fo:text-align="justify" style:justify-single-word="false"/>
      <style:text-properties fo:font-size="10pt" officeooo:rsid="00377a9c" officeooo:paragraph-rsid="00377a9c" style:font-size-asian="10pt" style:font-size-complex="10pt"/>
    </style:style>
    <style:style style:name="P47" style:family="paragraph" style:parent-style-name="Standard" style:list-style-name="L26">
      <style:paragraph-properties fo:text-align="justify" style:justify-single-word="false"/>
      <style:text-properties fo:font-size="10pt" officeooo:rsid="0038e938" officeooo:paragraph-rsid="0038e938" style:font-size-asian="10pt" style:font-size-complex="10pt"/>
    </style:style>
    <style:style style:name="P48" style:family="paragraph" style:parent-style-name="Standard">
      <style:paragraph-properties fo:text-align="justify" style:justify-single-word="false"/>
      <style:text-properties fo:font-size="10pt" officeooo:rsid="0038e938" officeooo:paragraph-rsid="0038e938" style:font-size-asian="10pt" style:font-size-complex="10pt"/>
    </style:style>
    <style:style style:name="P49" style:family="paragraph" style:parent-style-name="Standard">
      <style:paragraph-properties fo:text-align="justify" style:justify-single-word="false"/>
      <style:text-properties fo:font-size="10pt" officeooo:rsid="003a7831" officeooo:paragraph-rsid="003a7831" style:font-size-asian="10pt" style:font-size-complex="10pt"/>
    </style:style>
    <style:style style:name="P50" style:family="paragraph" style:parent-style-name="Standard" style:list-style-name="L28">
      <style:paragraph-properties fo:text-align="justify" style:justify-single-word="false"/>
      <style:text-properties fo:font-size="10pt" officeooo:rsid="003a7831" officeooo:paragraph-rsid="003a7831" style:font-size-asian="10pt" style:font-size-complex="10pt"/>
    </style:style>
    <style:style style:name="P51" style:family="paragraph" style:parent-style-name="Standard">
      <style:paragraph-properties fo:text-align="justify" style:justify-single-word="false"/>
      <style:text-properties fo:font-size="10pt" officeooo:rsid="003adebb" officeooo:paragraph-rsid="003adebb" style:font-size-asian="10pt" style:font-size-complex="10pt"/>
    </style:style>
    <style:style style:name="P52" style:family="paragraph" style:parent-style-name="Standard" style:list-style-name="L29">
      <style:paragraph-properties fo:text-align="justify" style:justify-single-word="false"/>
      <style:text-properties fo:font-size="10pt" officeooo:rsid="003adebb" officeooo:paragraph-rsid="003adebb" style:font-size-asian="10pt" style:font-size-complex="10pt"/>
    </style:style>
    <style:style style:name="P53" style:family="paragraph" style:parent-style-name="Standard" style:list-style-name="L30">
      <style:paragraph-properties fo:text-align="justify" style:justify-single-word="false"/>
      <style:text-properties fo:font-size="10pt" officeooo:rsid="003adebb" officeooo:paragraph-rsid="003adebb" style:font-size-asian="10pt" style:font-size-complex="10pt"/>
    </style:style>
    <style:style style:name="P54" style:family="paragraph" style:parent-style-name="Standard">
      <style:paragraph-properties fo:text-align="justify" style:justify-single-word="false"/>
      <style:text-properties fo:font-size="10pt" officeooo:rsid="003b559b" officeooo:paragraph-rsid="003b559b" style:font-size-asian="10pt" style:font-size-complex="10pt"/>
    </style:style>
    <style:style style:name="P55" style:family="paragraph" style:parent-style-name="Standard" style:list-style-name="L31">
      <style:paragraph-properties fo:text-align="justify" style:justify-single-word="false"/>
      <style:text-properties fo:font-size="10pt" officeooo:rsid="003b559b" officeooo:paragraph-rsid="003b559b" style:font-size-asian="10pt" style:font-size-complex="10pt"/>
    </style:style>
    <style:style style:name="P56" style:family="paragraph" style:parent-style-name="Standard" style:list-style-name="L32">
      <style:paragraph-properties fo:text-align="justify" style:justify-single-word="false"/>
      <style:text-properties fo:font-size="10pt" officeooo:rsid="003b559b" officeooo:paragraph-rsid="003b559b" style:font-size-asian="10pt" style:font-size-complex="10pt"/>
    </style:style>
    <style:style style:name="P57" style:family="paragraph" style:parent-style-name="Standard">
      <style:paragraph-properties fo:text-align="justify" style:justify-single-word="false"/>
      <style:text-properties fo:font-size="10pt" officeooo:rsid="003bf5ea" officeooo:paragraph-rsid="003bf5ea" style:font-size-asian="10pt" style:font-size-complex="10pt"/>
    </style:style>
    <style:style style:name="P58" style:family="paragraph" style:parent-style-name="Standard">
      <style:paragraph-properties fo:text-align="justify" style:justify-single-word="false"/>
      <style:text-properties fo:font-size="10pt" officeooo:rsid="003c4342" officeooo:paragraph-rsid="003c4342" style:font-size-asian="10pt" style:font-size-complex="10pt"/>
    </style:style>
    <style:style style:name="P59" style:family="paragraph" style:parent-style-name="Standard" style:list-style-name="L33">
      <style:paragraph-properties fo:text-align="justify" style:justify-single-word="false"/>
      <style:text-properties fo:font-size="10pt" officeooo:rsid="003c4342" officeooo:paragraph-rsid="003c4342" style:font-size-asian="10pt" style:font-size-complex="10pt"/>
    </style:style>
    <style:style style:name="P60" style:family="paragraph" style:parent-style-name="Standard">
      <style:paragraph-properties fo:text-align="justify" style:justify-single-word="false"/>
      <style:text-properties fo:font-size="10pt" officeooo:rsid="003df6b2" officeooo:paragraph-rsid="003df6b2" style:font-size-asian="10pt" style:font-size-complex="10pt"/>
    </style:style>
    <style:style style:name="P61" style:family="paragraph" style:parent-style-name="Standard" style:list-style-name="L34">
      <style:paragraph-properties fo:text-align="justify" style:justify-single-word="false"/>
      <style:text-properties fo:font-size="10pt" officeooo:rsid="003df6b2" officeooo:paragraph-rsid="003df6b2" style:font-size-asian="10pt" style:font-size-complex="10pt"/>
    </style:style>
    <style:style style:name="P62" style:family="paragraph" style:parent-style-name="Standard">
      <style:paragraph-properties fo:text-align="justify" style:justify-single-word="false"/>
      <style:text-properties fo:font-size="10pt" officeooo:rsid="003f93a8" officeooo:paragraph-rsid="003f93a8" style:font-size-asian="10pt" style:font-size-complex="10pt"/>
    </style:style>
    <style:style style:name="P63" style:family="paragraph" style:parent-style-name="Standard" style:list-style-name="L35">
      <style:paragraph-properties fo:text-align="justify" style:justify-single-word="false"/>
      <style:text-properties fo:font-size="10pt" officeooo:rsid="003f93a8" officeooo:paragraph-rsid="003f93a8" style:font-size-asian="10pt" style:font-size-complex="10pt"/>
    </style:style>
    <style:style style:name="P64" style:family="paragraph" style:parent-style-name="Standard">
      <style:paragraph-properties fo:text-align="justify" style:justify-single-word="false"/>
      <style:text-properties fo:font-size="10pt" officeooo:rsid="003fc21d" officeooo:paragraph-rsid="003fc21d" style:font-size-asian="10pt" style:font-size-complex="10pt"/>
    </style:style>
    <style:style style:name="P65" style:family="paragraph" style:parent-style-name="Standard" style:list-style-name="L36">
      <style:paragraph-properties fo:text-align="justify" style:justify-single-word="false"/>
      <style:text-properties fo:font-size="10pt" officeooo:rsid="003fc21d" officeooo:paragraph-rsid="003fc21d" style:font-size-asian="10pt" style:font-size-complex="10pt"/>
    </style:style>
    <style:style style:name="P66" style:family="paragraph" style:parent-style-name="Standard" style:list-style-name="L37">
      <style:paragraph-properties fo:text-align="justify" style:justify-single-word="false"/>
      <style:text-properties fo:font-size="10pt" officeooo:rsid="003fc21d" officeooo:paragraph-rsid="003fc21d" style:font-size-asian="10pt" style:font-size-complex="10pt"/>
    </style:style>
    <style:style style:name="P67" style:family="paragraph" style:parent-style-name="Standard" style:list-style-name="L37">
      <style:paragraph-properties fo:text-align="justify" style:justify-single-word="false"/>
      <style:text-properties fo:font-size="10pt" officeooo:rsid="0040e747" officeooo:paragraph-rsid="0040e747" style:font-size-asian="10pt" style:font-size-complex="10pt"/>
    </style:style>
    <style:style style:name="P68" style:family="paragraph" style:parent-style-name="Standard" style:list-style-name="L37">
      <style:paragraph-properties fo:text-align="justify" style:justify-single-word="false"/>
      <style:text-properties fo:font-size="10pt" officeooo:rsid="00420a03" officeooo:paragraph-rsid="00420a03" style:font-size-asian="10pt" style:font-size-complex="10pt"/>
    </style:style>
    <style:style style:name="P69" style:family="paragraph" style:parent-style-name="Standard" style:list-style-name="L37">
      <style:paragraph-properties fo:text-align="justify" style:justify-single-word="false"/>
      <style:text-properties fo:font-size="10pt" officeooo:rsid="00420a03" officeooo:paragraph-rsid="00437a66" style:font-size-asian="10pt" style:font-size-complex="10pt"/>
    </style:style>
    <style:style style:name="P70" style:family="paragraph" style:parent-style-name="Standard" style:list-style-name="L37">
      <style:paragraph-properties fo:text-align="justify" style:justify-single-word="false"/>
      <style:text-properties fo:font-size="10pt" officeooo:rsid="004239ab" officeooo:paragraph-rsid="004239ab" style:font-size-asian="10pt" style:font-size-complex="10pt"/>
    </style:style>
    <style:style style:name="P71" style:family="paragraph" style:parent-style-name="Standard">
      <style:paragraph-properties fo:text-align="justify" style:justify-single-word="false"/>
      <style:text-properties fo:font-size="10pt" officeooo:rsid="0044cde9" officeooo:paragraph-rsid="0044cde9" style:font-size-asian="10pt" style:font-size-complex="10pt"/>
    </style:style>
    <style:style style:name="P72" style:family="paragraph" style:parent-style-name="Standard" style:list-style-name="L39">
      <style:paragraph-properties fo:text-align="justify" style:justify-single-word="false"/>
      <style:text-properties fo:font-size="10pt" officeooo:rsid="0044cde9" officeooo:paragraph-rsid="0044cde9" style:font-size-asian="10pt" style:font-size-complex="10pt"/>
    </style:style>
    <style:style style:name="P73" style:family="paragraph" style:parent-style-name="Standard">
      <style:paragraph-properties fo:text-align="justify" style:justify-single-word="false"/>
      <style:text-properties fo:font-size="10pt" officeooo:rsid="0046ddac" officeooo:paragraph-rsid="0046ddac" style:font-size-asian="10pt" style:font-size-complex="10pt"/>
    </style:style>
    <style:style style:name="P74" style:family="paragraph" style:parent-style-name="Standard" style:list-style-name="L40">
      <style:paragraph-properties fo:text-align="justify" style:justify-single-word="false"/>
      <style:text-properties fo:font-size="10pt" officeooo:rsid="0046ddac" officeooo:paragraph-rsid="0046ddac" style:font-size-asian="10pt" style:font-size-complex="10pt"/>
    </style:style>
    <style:style style:name="P75" style:family="paragraph" style:parent-style-name="Standard" style:list-style-name="L41">
      <style:paragraph-properties fo:text-align="justify" style:justify-single-word="false"/>
      <style:text-properties fo:font-size="10pt" officeooo:rsid="0046ddac" officeooo:paragraph-rsid="0046ddac" style:font-size-asian="10pt" style:font-size-complex="10pt"/>
    </style:style>
    <style:style style:name="P76" style:family="paragraph" style:parent-style-name="Standard" style:list-style-name="L41">
      <style:paragraph-properties fo:text-align="justify" style:justify-single-word="false"/>
      <style:text-properties fo:font-size="10pt" officeooo:rsid="0048948b" officeooo:paragraph-rsid="0048948b" style:font-size-asian="10pt" style:font-size-complex="10pt"/>
    </style:style>
    <style:style style:name="P77" style:family="paragraph" style:parent-style-name="Standard">
      <style:paragraph-properties fo:text-align="justify" style:justify-single-word="false"/>
      <style:text-properties fo:font-size="10pt" officeooo:rsid="0048948b" officeooo:paragraph-rsid="0048948b" style:font-size-asian="10pt" style:font-size-complex="10pt"/>
    </style:style>
    <style:style style:name="P78" style:family="paragraph" style:parent-style-name="Standard">
      <style:paragraph-properties fo:text-align="justify" style:justify-single-word="false"/>
      <style:text-properties fo:font-size="10pt" officeooo:rsid="004a097b" officeooo:paragraph-rsid="004a097b" style:font-size-asian="10pt" style:font-size-complex="10pt"/>
    </style:style>
    <style:style style:name="P79" style:family="paragraph" style:parent-style-name="Standard">
      <style:paragraph-properties fo:text-align="justify" style:justify-single-word="false"/>
      <style:text-properties fo:font-size="10pt" officeooo:rsid="004c22a3" officeooo:paragraph-rsid="004c22a3" style:font-size-asian="10pt" style:font-size-complex="10pt"/>
    </style:style>
    <style:style style:name="P80" style:family="paragraph" style:parent-style-name="Standard" style:list-style-name="L42">
      <style:paragraph-properties fo:text-align="justify" style:justify-single-word="false"/>
      <style:text-properties fo:font-size="10pt" officeooo:rsid="004c22a3" officeooo:paragraph-rsid="004c22a3" style:font-size-asian="10pt" style:font-size-complex="10pt"/>
    </style:style>
    <style:style style:name="P81" style:family="paragraph" style:parent-style-name="Standard">
      <style:paragraph-properties fo:text-align="justify" style:justify-single-word="false"/>
      <style:text-properties fo:font-size="10pt" fo:font-weight="bold" officeooo:rsid="00206eab" officeooo:paragraph-rsid="00206eab" style:font-size-asian="10pt" style:font-weight-asian="bold" style:font-size-complex="10pt" style:font-weight-complex="bold"/>
    </style:style>
    <style:style style:name="P82" style:family="paragraph" style:parent-style-name="Standard">
      <style:paragraph-properties fo:text-align="justify" style:justify-single-word="false"/>
      <style:text-properties fo:font-size="10pt" fo:font-weight="bold" officeooo:rsid="0026784e" officeooo:paragraph-rsid="0026784e" style:font-size-asian="10pt" style:font-weight-asian="bold" style:font-size-complex="10pt" style:font-weight-complex="bold"/>
    </style:style>
    <style:style style:name="P83" style:family="paragraph" style:parent-style-name="Standard">
      <style:paragraph-properties fo:text-align="justify" style:justify-single-word="false"/>
      <style:text-properties fo:font-size="10pt" fo:font-weight="bold" officeooo:rsid="00330686" officeooo:paragraph-rsid="00330686" style:font-size-asian="10pt" style:font-weight-asian="bold" style:font-size-complex="10pt" style:font-weight-complex="bold"/>
    </style:style>
    <style:style style:name="P84" style:family="paragraph" style:parent-style-name="Standard">
      <style:paragraph-properties fo:text-align="justify" style:justify-single-word="false"/>
      <style:text-properties fo:font-size="10pt" fo:font-weight="bold" officeooo:rsid="00335a32" officeooo:paragraph-rsid="00335a32" style:font-size-asian="10pt" style:font-weight-asian="bold" style:font-size-complex="10pt" style:font-weight-complex="bold"/>
    </style:style>
    <style:style style:name="P85" style:family="paragraph" style:parent-style-name="Standard">
      <style:paragraph-properties fo:text-align="justify" style:justify-single-word="false"/>
      <style:text-properties fo:font-size="10pt" fo:font-weight="bold" officeooo:rsid="003626f8" officeooo:paragraph-rsid="003626f8" style:font-size-asian="10pt" style:font-weight-asian="bold" style:font-size-complex="10pt" style:font-weight-complex="bold"/>
    </style:style>
    <style:style style:name="P86" style:family="paragraph" style:parent-style-name="Standard">
      <style:paragraph-properties fo:text-align="justify" style:justify-single-word="false"/>
      <style:text-properties fo:font-size="10pt" fo:font-weight="bold" officeooo:rsid="003adebb" officeooo:paragraph-rsid="003adebb" style:font-size-asian="10pt" style:font-weight-asian="bold" style:font-size-complex="10pt" style:font-weight-complex="bold"/>
    </style:style>
    <style:style style:name="P87" style:family="paragraph" style:parent-style-name="Standard">
      <style:paragraph-properties fo:text-align="justify" style:justify-single-word="false"/>
      <style:text-properties fo:font-size="10pt" fo:font-weight="bold" officeooo:rsid="003bf5ea" officeooo:paragraph-rsid="003bf5ea" style:font-size-asian="10pt" style:font-weight-asian="bold" style:font-size-complex="10pt" style:font-weight-complex="bold"/>
    </style:style>
    <style:style style:name="P88" style:family="paragraph" style:parent-style-name="Standard">
      <style:paragraph-properties fo:text-align="justify" style:justify-single-word="false"/>
      <style:text-properties fo:font-size="10pt" fo:font-weight="bold" officeooo:rsid="003fc21d" officeooo:paragraph-rsid="003fc21d" style:font-size-asian="10pt" style:font-weight-asian="bold" style:font-size-complex="10pt" style:font-weight-complex="bold"/>
    </style:style>
    <style:style style:name="P89" style:family="paragraph" style:parent-style-name="Standard">
      <style:paragraph-properties fo:text-align="justify" style:justify-single-word="false"/>
      <style:text-properties fo:font-size="10pt" fo:font-weight="bold" officeooo:rsid="0044cde9" officeooo:paragraph-rsid="0044cde9" style:font-size-asian="10pt" style:font-weight-asian="bold" style:font-size-complex="10pt" style:font-weight-complex="bold"/>
    </style:style>
    <style:style style:name="P90" style:family="paragraph" style:parent-style-name="Standard">
      <style:paragraph-properties fo:text-align="justify" style:justify-single-word="false"/>
      <style:text-properties fo:font-size="10pt" fo:font-weight="bold" officeooo:rsid="003a7831" officeooo:paragraph-rsid="003a7831" style:font-size-asian="10pt" style:font-weight-asian="bold" style:font-size-complex="10pt" style:font-weight-complex="bold"/>
    </style:style>
    <style:style style:name="P91" style:family="paragraph" style:parent-style-name="Standard">
      <style:paragraph-properties fo:text-align="justify" style:justify-single-word="false"/>
      <style:text-properties fo:font-size="10pt" fo:font-weight="bold" officeooo:rsid="004c22a3" officeooo:paragraph-rsid="004c22a3" style:font-size-asian="10pt" style:font-weight-asian="bold" style:font-size-complex="10pt" style:font-weight-complex="bold"/>
    </style:style>
    <style:style style:name="P92" style:family="paragraph" style:parent-style-name="Standard">
      <style:paragraph-properties fo:text-align="justify" style:justify-single-word="false"/>
      <style:text-properties officeooo:paragraph-rsid="00345f52"/>
    </style:style>
    <style:style style:name="P93" style:family="paragraph" style:parent-style-name="Standard" style:list-style-name="L27">
      <style:paragraph-properties fo:text-align="justify" style:justify-single-word="false"/>
      <style:text-properties officeooo:paragraph-rsid="00345f52"/>
    </style:style>
    <style:style style:name="P94" style:family="paragraph" style:parent-style-name="Standard">
      <style:paragraph-properties fo:text-align="justify" style:justify-single-word="false"/>
      <style:text-properties fo:color="#ff0000" fo:font-size="10pt" fo:font-weight="bold" officeooo:rsid="00194066" officeooo:paragraph-rsid="00194066" style:font-size-asian="10pt" style:font-weight-asian="bold" style:font-size-complex="10pt" style:font-weight-complex="bold"/>
    </style:style>
    <style:style style:name="P95" style:family="paragraph" style:parent-style-name="Standard">
      <style:paragraph-properties fo:text-align="justify" style:justify-single-word="false"/>
      <style:text-properties fo:color="#ff0000" fo:font-size="10pt" fo:font-weight="bold" officeooo:rsid="004c22a3" officeooo:paragraph-rsid="004c22a3" style:font-size-asian="10pt" style:font-weight-asian="bold" style:font-size-complex="10pt" style:font-weight-complex="bold"/>
    </style:style>
    <style:style style:name="T1" style:family="text">
      <style:text-properties officeooo:rsid="001a3d80"/>
    </style:style>
    <style:style style:name="T2" style:family="text">
      <style:text-properties officeooo:rsid="001f5b27"/>
    </style:style>
    <style:style style:name="T3" style:family="text">
      <style:text-properties officeooo:rsid="00223cb1"/>
    </style:style>
    <style:style style:name="T4" style:family="text">
      <style:text-properties officeooo:rsid="002281a5"/>
    </style:style>
    <style:style style:name="T5" style:family="text">
      <style:text-properties officeooo:rsid="0029f0f4"/>
    </style:style>
    <style:style style:name="T6" style:family="text">
      <style:text-properties fo:font-size="10pt" officeooo:rsid="00345f52" style:font-size-asian="10pt" style:font-size-complex="10pt"/>
    </style:style>
    <style:style style:name="T7" style:family="text">
      <style:text-properties fo:font-style="italic" style:font-style-asian="italic" style:font-style-complex="italic"/>
    </style:style>
    <style:style style:name="T8" style:family="text">
      <style:text-properties officeooo:rsid="003ab8ff"/>
    </style:style>
    <style:style style:name="T9" style:family="text">
      <style:text-properties officeooo:rsid="003c4342"/>
    </style:style>
    <style:style style:name="T10" style:family="text">
      <style:text-properties officeooo:rsid="004239ab"/>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4">Chapter 1. C++ Basics.</text:p>
      <text:p text:style-name="P1"/>
      <text:p text:style-name="P81">1.1 Structure of a program.</text:p>
      <text:p text:style-name="P1"/>
      <text:p text:style-name="P9"><text:span text:style-name="T1">Statement: </text:span></text:p>
      <text:list xml:id="list5184314494370904711" text:style-name="L4">
        <text:list-item>
          <text:p text:style-name="P10"><text:span text:style-name="T1">Smallest independent unit in the language.</text:span></text:p>
        </text:list-item>
        <text:list-item>
          <text:p text:style-name="P10"><text:span text:style-name="T1">Tells the compiler to perform a task.</text:span></text:p>
        </text:list-item>
        <text:list-item>
          <text:p text:style-name="P10"><text:span text:style-name="T1">Terminated by semicolon.</text:span></text:p>
        </text:list-item>
        <text:list-item>
          <text:p text:style-name="P10"><text:span text:style-name="T1">Examples: declaration, assignment and output.</text:span></text:p>
          <text:p text:style-name="P10"/>
        </text:list-item>
      </text:list>
      <text:p text:style-name="P2"><text:s/>Expression:</text:p>
      <text:list xml:id="list7696544263962541717" text:style-name="L5">
        <text:list-item>
          <text:p text:style-name="P3">Mathematical that evaluates to a value.</text:p>
        </text:list-item>
        <text:list-item>
          <text:p text:style-name="P4">It may consist of values, variables, operators and functions.</text:p>
        </text:list-item>
        <text:list-item>
          <text:p text:style-name="P4">Function: collection of statements that are evaluated sequentially.</text:p>
        </text:list-item>
      </text:list>
      <text:p text:style-name="P5"/>
      <text:p text:style-name="P5">Library:</text:p>
      <text:list xml:id="list4109809294278206401" text:style-name="L3">
        <text:list-item>
          <text:p text:style-name="P6">Collection of pre-compiled code packed for reuse in many different programs.</text:p>
        </text:list-item>
      </text:list>
      <text:p text:style-name="P7"/>
      <text:p text:style-name="P7">Processor Directive:</text:p>
      <text:list xml:id="list5792666900340765650" text:style-name="L6">
        <text:list-item>
          <text:p text:style-name="P8">Tell the compiler to perform a special task, <text:span text:style-name="T2">i.e., add content of header files to access functionality of specific libraries.</text:span></text:p>
        </text:list-item>
      </text:list>
      <text:p text:style-name="P7"/>
      <text:p text:style-name="P81">1.2 Comments.</text:p>
      <text:p text:style-name="P11"/>
      <text:list xml:id="list8668979055373540579" text:style-name="L7">
        <text:list-item>
          <text:p text:style-name="P12">The sequence of symbols // tell the compiler to ignore everything until the end of the current line. </text:p>
        </text:list-item>
        <text:list-item>
          <text:p text:style-name="P12">Everything between the pair of symbols /* and */ will be ignored.</text:p>
        </text:list-item>
      </text:list>
      <text:p text:style-name="P11"/>
      <text:p text:style-name="P81">1.3 A first look at variables, initialization and assignment.</text:p>
      <text:p text:style-name="P11"/>
      <text:p text:style-name="P13">Variables:</text:p>
      <text:list xml:id="list2177457385908879514" text:style-name="L8">
        <text:list-item>
          <text:p text:style-name="P14"><text:span text:style-name="T3">Name of a p</text:span>iece of memory that <text:span text:style-name="T4">is </text:span>used to store information.</text:p>
        </text:list-item>
        <text:list-item>
          <text:p text:style-name="P15">Usually defined via a declaration statement.</text:p>
        </text:list-item>
      </text:list>
      <text:p text:style-name="P16"/>
      <text:p text:style-name="P17">Assignment:</text:p>
      <text:list xml:id="list7822897370120211076" text:style-name="L9">
        <text:list-item>
          <text:p text:style-name="P18">Operation performed via the = symbols, which assigns r-values to l-values (values with an address in memory).</text:p>
        </text:list-item>
      </text:list>
      <text:p text:style-name="P17"/>
      <text:p text:style-name="P17">Initialization:</text:p>
      <text:list xml:id="list6739151000151750837" text:style-name="L10">
        <text:list-item>
          <text:p text:style-name="P19">Variable definition + assignment.</text:p>
        </text:list-item>
      </text:list>
      <text:p text:style-name="P17"/>
      <text:p text:style-name="P82">1.3a A first look at cout, cin, endl, the std namespace and using statements.</text:p>
      <text:p text:style-name="P21"/>
      <text:p text:style-name="P20">std::cout</text:p>
      <text:list xml:id="list7064305040937500531" text:style-name="L12">
        <text:list-item>
          <text:p text:style-name="P22">Object of the iostream library.</text:p>
        </text:list-item>
        <text:list-item>
          <text:p text:style-name="P22">Used to output text to the console.</text:p>
        </text:list-item>
        <text:list-item>
          <text:p text:style-name="P26">Used in conjunction with the <text:span text:style-name="T5">output </text:span>operator <text:span text:style-name="T5">&lt;&lt;</text:span>.</text:p>
        </text:list-item>
      </text:list>
      <text:p text:style-name="P20"/>
      <text:p text:style-name="P20">std::endl</text:p>
      <text:list xml:id="list42479738593469279" text:style-name="L13">
        <text:list-item>
          <text:p text:style-name="P23">In contrasts to std::cout, std::endl inserts the newline character at the end of the stream. </text:p>
        </text:list-item>
      </text:list>
      <text:p text:style-name="P20"/>
      <text:p text:style-name="P24">Std::cin</text:p>
      <text:list xml:id="list7362966887157016996" text:style-name="L14">
        <text:list-item>
          <text:p text:style-name="P25">Reads input from the console.</text:p>
        </text:list-item>
        <text:list-item>
          <text:p text:style-name="P25">Used in conjunction with the <text:span text:style-name="T5">input </text:span>operator &lt;&lt;.</text:p>
        </text:list-item>
      </text:list>
      <text:p text:style-name="P24"/>
      <text:p text:style-name="P27">std namespace:</text:p>
      <text:list xml:id="list1774396466872518344" text:style-name="L15">
        <text:list-item>
          <text:p text:style-name="P28">Everything within the standard library is referenced via the std namespace, i.e., the function cout in the standard library is referred as std::cout</text:p>
        </text:list-item>
        <text:list-item>
          <text:p text:style-name="P29"><text:soft-page-break/>There are different way to refer to the standard library:</text:p>
          <text:list>
            <text:list-item>
              <text:p text:style-name="P29">Using the explicit namespace qualifier:</text:p>
              <text:list>
                <text:list-item>
                  <text:p text:style-name="P29">std::cout &lt;&lt; “foo”;</text:p>
                </text:list-item>
              </text:list>
            </text:list-item>
            <text:list-item>
              <text:p text:style-name="P29">Via the “using” declaration statement:</text:p>
              <text:list>
                <text:list-item>
                  <text:p text:style-name="P29">using std::cout; <text:tab/><text:tab/>// cout resolves to std::cout</text:p>
                </text:list-item>
                <text:list-item>
                  <text:p text:style-name="P29">cout &lt;&lt; “foo”;</text:p>
                </text:list-item>
              </text:list>
            </text:list-item>
            <text:list-item>
              <text:p text:style-name="P29">Via the using directive statement:</text:p>
              <text:list>
                <text:list-item>
                  <text:p text:style-name="P29">using namespace std; <text:tab/>// Using the <text:span text:style-name="T7">everything</text:span> in the standard library from here on!</text:p>
                </text:list-item>
                <text:list-item>
                  <text:p text:style-name="P29">cout &lt;&lt; “foo”;</text:p>
                </text:list-item>
              </text:list>
            </text:list-item>
          </text:list>
        </text:list-item>
      </text:list>
      <text:p text:style-name="P30"/>
      <text:list xml:id="list181530369008284" text:continue-numbering="true" text:style-name="L15">
        <text:list-item>
          <text:p text:style-name="P31">If a using declaration or directive is used within a function, the names in the namespace are only directly accessible within that fucntion.</text:p>
        </text:list-item>
      </text:list>
      <text:p text:style-name="P32"/>
      <text:p text:style-name="P83">1.4 First look at functions and return values.</text:p>
      <text:p text:style-name="P33"/>
      <text:p text:style-name="P33">Function: </text:p>
      <text:list xml:id="list7491040006221874631" text:style-name="L16">
        <text:list-item>
          <text:p text:style-name="P34">Reusable sequence of statements designed to do a particular job.</text:p>
        </text:list-item>
        <text:list-item>
          <text:p text:style-name="P37">Can not be defined inside other functions.</text:p>
        </text:list-item>
      </text:list>
      <text:p text:style-name="P33"/>
      <text:p text:style-name="P35">Return value:</text:p>
      <text:list xml:id="list47919241412903930" text:style-name="L17">
        <text:list-item>
          <text:p text:style-name="P36">The C++ standard explicitly specifies that main() should return an int.</text:p>
        </text:list-item>
      </text:list>
      <text:p text:style-name="P35"/>
      <text:p text:style-name="P84">1.4a A first look at function parameters and arguments.</text:p>
      <text:p text:style-name="P35"/>
      <text:p text:style-name="P92"><text:span text:style-name="T6">Parameter:</text:span></text:p>
      <text:list xml:id="list2649828532969027082" text:style-name="L27">
        <text:list-item>
          <text:p text:style-name="P93"><text:span text:style-name="T6">Function variable whose value is provided by the caller.</text:span></text:p>
        </text:list-item>
      </text:list>
      <text:p text:style-name="P38"/>
      <text:p text:style-name="P38">Argument:</text:p>
      <text:list xml:id="list9206510698109627714" text:style-name="L21">
        <text:list-item>
          <text:p text:style-name="P39">Value passed from the caller to the function.</text:p>
        </text:list-item>
      </text:list>
      <text:p text:style-name="P30"/>
      <text:p text:style-name="P41">Pass by value:</text:p>
      <text:list xml:id="list6161493843711407394" text:style-name="L24">
        <text:list-item>
          <text:p text:style-name="P40">When a function is called, all its parameters are created as variables and the value of each parameter is copied from the matching parameter.</text:p>
        </text:list-item>
      </text:list>
      <text:p text:style-name="P38"/>
      <text:p text:style-name="P85">1.4c A first look at local scope.</text:p>
      <text:p text:style-name="P42"/>
      <text:p text:style-name="P42">Scope:</text:p>
      <text:list xml:id="list8219972315479644932" text:style-name="L25">
        <text:list-item>
          <text:p text:style-name="P43">Determines who can see and use the variable during the time of it is instantiated.</text:p>
        </text:list-item>
      </text:list>
      <text:p text:style-name="P42"/>
      <text:p text:style-name="P44">Local scope:</text:p>
      <text:list xml:id="list6347138806331912574" text:style-name="L26">
        <text:list-item>
          <text:p text:style-name="P45">Function parameters and variables declared inside the function body.</text:p>
        </text:list-item>
        <text:list-item>
          <text:p text:style-name="P46">Local variables are created at the point of definition and destroyed when they go out of scope.</text:p>
        </text:list-item>
        <text:list-item>
          <text:p text:style-name="P47">Prevents naming collisions.</text:p>
        </text:list-item>
      </text:list>
      <text:p text:style-name="P48"/>
      <text:p text:style-name="P90">1.4d Keywords and naming identifiers.</text:p>
      <text:p text:style-name="P49"/>
      <text:p text:style-name="P49">Keyword:</text:p>
      <text:list xml:id="list7666868730755002827" text:style-name="L28">
        <text:list-item>
          <text:p text:style-name="P50">Words <text:span text:style-name="T8">(73 in total, up to C++11) </text:span>with special meanings within the C++ language.</text:p>
        </text:list-item>
        <text:list-item>
          <text:p text:style-name="P50">Together with operators, define the entire C++ language.</text:p>
        </text:list-item>
      </text:list>
      <text:p text:style-name="P49"/>
      <text:p text:style-name="P51">Identifier:</text:p>
      <text:list xml:id="list5728547407771524605" text:style-name="L29">
        <text:list-item>
          <text:p text:style-name="P52">Name given to a variable, function, class of other object</text:p>
        </text:list-item>
      </text:list>
      <text:p text:style-name="P51"/>
      <text:p text:style-name="P86">1.7 Forward declaration and definition.</text:p>
      <text:p text:style-name="P86"/>
      <text:p text:style-name="P51">The compiler read the files sequentially.</text:p>
      <text:p text:style-name="P51"><text:soft-page-break/>Forward declaration:</text:p>
      <text:list xml:id="list5978235707770159119" text:style-name="L30">
        <text:list-item>
          <text:p text:style-name="P53">Informs the compiler about the existence of an identifier before actually defining the identifier.</text:p>
        </text:list-item>
        <text:list-item>
          <text:p text:style-name="P53">Function prototype, consisting of:</text:p>
          <text:list>
            <text:list-item>
              <text:p text:style-name="P53">return type, name and parameters.</text:p>
            </text:list-item>
          </text:list>
        </text:list-item>
      </text:list>
      <text:p text:style-name="P54"/>
      <text:p text:style-name="P54">Declaration:</text:p>
      <text:list xml:id="list7996923307336177211" text:style-name="L31">
        <text:list-item>
          <text:p text:style-name="P55">Statement that defines an identifier and its type.</text:p>
        </text:list-item>
      </text:list>
      <text:p text:style-name="P54"/>
      <text:p text:style-name="P54">Definition:</text:p>
      <text:list xml:id="list5482314237691611823" text:style-name="L32">
        <text:list-item>
          <text:p text:style-name="P56">Implementation or instantiation of an identifier.</text:p>
        </text:list-item>
      </text:list>
      <text:p text:style-name="P54"/>
      <text:p text:style-name="P87">1.<text:span text:style-name="T9">9 Header files</text:span></text:p>
      <text:p text:style-name="P57"/>
      <text:p text:style-name="P58">Typically only contain forward declarations.</text:p>
      <text:p text:style-name="P58"/>
      <text:p text:style-name="P58">Header guards:</text:p>
      <text:list xml:id="list8684295380506533073" text:style-name="L33">
        <text:list-item>
          <text:p text:style-name="P59">Prevent a given header file to be #included more than once from the same file.</text:p>
        </text:list-item>
        <text:list-item>
          <text:p text:style-name="P59">As a rule of thumb, each cpp file should #include all of the header files it needs to compile.</text:p>
        </text:list-item>
      </text:list>
      <text:p text:style-name="P58"/>
      <text:p text:style-name="P60">Header files with and without .h termination:</text:p>
      <text:list xml:id="list7495329042908032939" text:style-name="L34">
        <text:list-item>
          <text:p text:style-name="P61">Use the non .h version of a library if it exist, and access the functionality through the std namespace. If the non .h version does not exist, or if you are creating your own headers, use the .h version.</text:p>
        </text:list-item>
      </text:list>
      <text:p text:style-name="P60"/>
      <text:p text:style-name="P62">Including header files from other directories:</text:p>
      <text:list xml:id="list9040510210287751143" text:style-name="L35">
        <text:list-item>
          <text:p text:style-name="P63">Use the -I option of the g++ compiler followed by the path to the containing directory.</text:p>
        </text:list-item>
      </text:list>
      <text:p text:style-name="P62"/>
      <text:p text:style-name="P88">1.10 First look at the processor</text:p>
      <text:p text:style-name="P64"/>
      <text:p text:style-name="P64">Processor:</text:p>
      <text:list xml:id="list8133115485187971002" text:style-name="L36">
        <text:list-item>
          <text:p text:style-name="P65">Can be though as a separated program that runs just before the compiler.</text:p>
        </text:list-item>
        <text:list-item>
          <text:p text:style-name="P65">Goes through each file looking for directives.</text:p>
        </text:list-item>
      </text:list>
      <text:p text:style-name="P64"/>
      <text:p text:style-name="P64">Directives:</text:p>
      <text:list xml:id="list6734340934221997645" text:style-name="L37">
        <text:list-item>
          <text:p text:style-name="P66">Specific instructions starting with # and ending with a newline. These directives include:</text:p>
        </text:list-item>
        <text:list-item>
          <text:p text:style-name="P66">Includes:</text:p>
          <text:list>
            <text:list-item>
              <text:p text:style-name="P66">Copy content of the included file into the including fie, at exactly the position where the #include directive appears.</text:p>
            </text:list-item>
          </text:list>
        </text:list-item>
        <text:list-item>
          <text:p text:style-name="P66">Macro defines:</text:p>
          <text:list>
            <text:list-item>
              <text:p text:style-name="P66">Rule defining how an input sequence is converted into a replacement sequence output.</text:p>
            </text:list-item>
            <text:list-item>
              <text:p text:style-name="P67">There are two flavors: object-like (text substitution) and function-like (without text substitution, used for, e.g., conditional compilation).</text:p>
            </text:list-item>
          </text:list>
        </text:list-item>
        <text:list-item>
          <text:p text:style-name="P68">Scope:</text:p>
          <text:list>
            <text:list-item>
              <text:p text:style-name="P69">Resolved before compilation, from top to bottom and on a file-by-file basis, <text:span text:style-name="T10">i.e.,</text:span></text:p>
              <text:list>
                <text:list-item>
                  <text:p text:style-name="P69"><text:span text:style-name="T10">are only valid from the point of definition to the end of the file where they are defined. </text:span></text:p>
                </text:list-item>
                <text:list-item>
                  <text:p text:style-name="P70">Directives defined in one code file do not have impact on other code files in the same project.</text:p>
                </text:list-item>
              </text:list>
            </text:list-item>
          </text:list>
        </text:list-item>
      </text:list>
      <text:p text:style-name="P71"/>
      <text:p text:style-name="P89">1.10a Header guards</text:p>
      <text:p text:style-name="P71"/>
      <text:p text:style-name="P71">Conditional compilation directives taking the form:</text:p>
      <text:list xml:id="list3498743256329531691" text:style-name="L39">
        <text:list-item>
          <text:p text:style-name="P72">#ifndef UNIQUE_NAME</text:p>
        </text:list-item>
        <text:list-item>
          <text:p text:style-name="P72">#define UNIQUE_NAME</text:p>
        </text:list-item>
        <text:list-item>
          <text:p text:style-name="P72">// Your declarations and definitions here</text:p>
        </text:list-item>
        <text:list-item>
          <text:p text:style-name="P72">#endif</text:p>
        </text:list-item>
      </text:list>
      <text:p text:style-name="P64"/>
      <text:p text:style-name="P73">Do not prevent a header from being included once into different code files.</text:p>
      <text:list xml:id="list4328632374779619857" text:style-name="L40">
        <text:list-item>
          <text:p text:style-name="P74">This can result, for example, in multiple definitions of the same function.</text:p>
        </text:list-item>
      </text:list>
      <text:p text:style-name="P73"><text:soft-page-break/></text:p>
      <text:p text:style-name="P73">#pragma once:</text:p>
      <text:list xml:id="list601734630178640380" text:style-name="L41">
        <text:list-item>
          <text:p text:style-name="P75">Serves the same purpose than a header guard, with the additional benefit of being shorter and less error prone.</text:p>
        </text:list-item>
        <text:list-item>
          <text:p text:style-name="P76">Not an official part of C++, therefore not supported by all compilers.</text:p>
        </text:list-item>
      </text:list>
      <text:p text:style-name="P77"/>
      <text:p text:style-name="P95">Chapter 2. Variables and Fundamental Data Types.</text:p>
      <text:p text:style-name="P79"/>
      <text:p text:style-name="P91">2.1 Fundamental variable definition, initialization and assignment.</text:p>
      <text:p text:style-name="P79"/>
      <text:p text:style-name="P79">Variable initialization:</text:p>
      <text:list xml:id="list5738217631577156658" text:style-name="L42">
        <text:list-item>
          <text:p text:style-name="P80">copy: </text:p>
          <text:list>
            <text:list-item>
              <text:p text:style-name="P80">int var = 5;</text:p>
            </text:list-item>
          </text:list>
        </text:list-item>
        <text:list-item>
          <text:p text:style-name="P80">direct:</text:p>
          <text:list>
            <text:list-item>
              <text:p text:style-name="P80">int var(5);</text:p>
            </text:list-item>
          </text:list>
        </text:list-item>
        <text:list-item>
          <text:p text:style-name="P80">uniform:</text:p>
          <text:list>
            <text:list-item>
              <text:p text:style-name="P80">int var{5}</text:p>
            </text:list-item>
            <text:list-item>
              <text:p text:style-name="P80">If empty, {}, set variable to default value (zero or empty depending on its data type).</text:p>
            </text:list-item>
          </text:list>
        </text:list-item>
      </text:list>
      <text:p text:style-name="P78"/>
      <text:p text:style-name="P6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Tahoma"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Tahoma"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srael Vidal</meta:initial-creator>
    <meta:creation-date>2016-10-11T11:24:52.187128155</meta:creation-date>
    <dc:date>2016-10-11T18:15:29.247215326</dc:date>
    <dc:creator>Israel Vidal</dc:creator>
    <meta:editing-duration>PT4H47M48S</meta:editing-duration>
    <meta:editing-cycles>50</meta:editing-cycles>
    <meta:generator>LibreOffice/5.0.6.2$Linux_X86_64 LibreOffice_project/00$Build-2</meta:generator>
    <meta:document-statistic meta:table-count="0" meta:image-count="0" meta:object-count="0" meta:page-count="4" meta:paragraph-count="130" meta:word-count="1036" meta:character-count="6096" meta:non-whitespace-character-count="5260"/>
  </office:meta>
</office:document-meta>
</file>